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tab/><text:tab/><text:tab/><text:tab/> <text:s text:c="9"/>Není,není</text:p>
      <text:p text:style-name="P3">Nieto, nieto v šírom svete milšieho,</text:p>
      <text:p text:style-name="P3">jako ja mám milovníka jedného;</text:p>
      <text:p text:style-name="P3">tri rôčky chodil ku mne,</text:p>
      <text:p text:style-name="P3">sľuboval, že ma vezme,</text:p>
      <text:p text:style-name="P3">s tým odvrátil svoje srdce ode mne.</text:p>
      <text:p text:style-name="P3"/>
      <text:p text:style-name="P3">Kamže ty už, môj najmilší chodievaš,</text:p>
      <text:p text:style-name="P3">že ty na mňa, zarmútenú, zabúdaš;</text:p>
      <text:p text:style-name="P3">povedzže mi ešte raz,</text:p>
      <text:p text:style-name="P3">či tvá láska je len špás,</text:p>
      <text:p text:style-name="P3">či ty mňa už zarmútenú tak naháš?</text:p>
      <text:p text:style-name="P3"/>
      <text:p text:style-name="P3">Nenosila som čiernych šiat za nikým,</text:p>
      <text:p text:style-name="P3">ale teraz nosiť musím za milým;</text:p>
      <text:p text:style-name="P3">lebo to mne milší bol,</text:p>
      <text:p text:style-name="P3">od mých všetkých priateľov,</text:p>
      <text:p text:style-name="P3">kto ho odo mňa odviedol, tyran bol.</text:p>
      <text:p text:style-name="P3"/>
      <text:p text:style-name="P3">Odviedla ho tvá falešnosť jediná,</text:p>
      <text:p text:style-name="P3">že tvá láska ku mne bola studená;</text:p>
      <text:p text:style-name="P3">nečakaj ma dôverne,</text:p>
      <text:p text:style-name="P3">nezaklopem na dvere,</text:p>
      <text:p text:style-name="P3">nepríde viac tvoj milý, tvá nádej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43S</meta:editing-duration>
    <meta:editing-cycles>4</meta:editing-cycles>
    <meta:generator>OpenOffice/4.1.1$Win32 OpenOffice.org_project/411m6$Build-9775</meta:generator>
    <dc:date>2016-08-16T21:52:40.81</dc:date>
    <meta:document-statistic meta:table-count="0" meta:image-count="0" meta:object-count="0" meta:page-count="1" meta:paragraph-count="21" meta:word-count="109" meta:character-count="609"/>
    <meta:user-defined meta:name="Info 1"/>
    <meta:user-defined meta:name="Info 2"/>
    <meta:user-defined meta:name="Info 3"/>
    <meta:user-defined meta:name="Info 4"/>
  </office:meta>
</office:document-meta>
</file>